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6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 style:data-style-name="N108">
      <style:text-properties fo:font-weight="bold" style:font-weight-asian="bold" style:font-weight-complex="bold"/>
    </style:style>
    <style:style style:name="ce10" style:family="table-cell" style:parent-style-name="Default" style:data-style-name="N108">
      <style:text-properties fo:font-style="normal" style:font-style-asian="normal" style:font-style-complex="normal"/>
    </style:style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fo:background-color="#dde8cb"/>
    </style:style>
    <style:style style:name="ce13" style:family="table-cell" style:parent-style-name="Default" style:data-style-name="N108">
      <style:table-cell-properties fo:background-color="#ffd8ce"/>
    </style:style>
    <style:style style:name="ce14" style:family="table-cell" style:parent-style-name="Default" style:data-style-name="N108">
      <style:table-cell-properties fo:background-color="#dde8cb"/>
      <style:text-properties fo:font-weight="bold" style:font-weight-asian="bold" style:font-weight-complex="bold"/>
    </style:style>
    <style:style style:name="ce15" style:family="table-cell" style:parent-style-name="Default" style:data-style-name="N107">
      <style:text-properties fo:font-weight="bold" style:font-weight-asian="bold" style:font-weight-complex="bold"/>
    </style:style>
    <style:style style:name="ce16" style:family="table-cell" style:parent-style-name="Default" style:data-style-name="N107">
      <style:text-properties fo:font-style="normal" style:font-style-asian="normal" style:font-style-complex="normal"/>
    </style:style>
    <style:style style:name="ce17" style:family="table-cell" style:parent-style-name="Default" style:data-style-name="N107">
      <style:table-cell-properties fo:background-color="#ffd8ce"/>
    </style:style>
    <style:style style:name="ce18" style:family="table-cell" style:parent-style-name="Default" style:data-style-name="N107"/>
    <style:style style:name="ce19" style:family="table-cell" style:parent-style-name="Default" style:data-style-name="N107">
      <style:table-cell-properties fo:background-color="#dde8cb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number-columns-repeated="2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8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UDCHF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229" calcext:value-type="float">
            <text:p>229</text:p>
          </table:table-cell>
          <table:table-cell table:style-name="ce9" office:value-type="percentage" office:value="0.64" calcext:value-type="percentage">
            <text:p>64,00 %</text:p>
          </table:table-cell>
          <table:table-cell table:style-name="ce7" office:value-type="float" office:value="186" calcext:value-type="float">
            <text:p>186</text:p>
          </table:table-cell>
          <table:table-cell table:style-name="ce15" office:value-type="float" office:value="1714.66" calcext:value-type="float">
            <text:p>1.714,66</text:p>
          </table:table-cell>
          <table:table-cell table:formula="of:=[.F4]/[.E4]" office:value-type="float" office:value="9.21860215053763" calcext:value-type="float">
            <text:p>9,21860215053763</text:p>
          </table:table-cell>
        </table:table-row>
        <table:table-row table:style-name="ro2">
          <table:table-cell table:style-name="ce4" office:value-type="string" calcext:value-type="string">
            <text:p>MONDAY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41" calcext:value-type="float">
            <text:p>41</text:p>
          </table:table-cell>
          <table:table-cell table:style-name="ce10" office:value-type="percentage" office:value="0.68" calcext:value-type="percentage">
            <text:p>68,00 %</text:p>
          </table:table-cell>
          <table:table-cell table:style-name="ce8" office:value-type="float" office:value="47" calcext:value-type="float">
            <text:p>47</text:p>
          </table:table-cell>
          <table:table-cell table:style-name="ce16" office:value-type="float" office:value="378.59" calcext:value-type="float">
            <text:p>378,59</text:p>
          </table:table-cell>
          <table:table-cell/>
        </table:table-row>
        <table:table-row table:style-name="ro2">
          <table:table-cell table:style-name="ce4" office:value-type="string" calcext:value-type="string">
            <text:p>TUESDAY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percentage" office:value="0.65" calcext:value-type="percentage">
            <text:p>65,00 %</text:p>
          </table:table-cell>
          <table:table-cell table:style-name="ce8" office:value-type="float" office:value="39" calcext:value-type="float">
            <text:p>39</text:p>
          </table:table-cell>
          <table:table-cell table:style-name="ce16" office:value-type="float" office:value="338.94" calcext:value-type="float">
            <text:p>338,94</text:p>
          </table:table-cell>
          <table:table-cell/>
        </table:table-row>
        <table:table-row table:style-name="ro2">
          <table:table-cell table:style-name="ce4" office:value-type="string" calcext:value-type="string">
            <text:p>WEDNESDAY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percentage" office:value="0.6" calcext:value-type="percentage">
            <text:p>60,00 %</text:p>
          </table:table-cell>
          <table:table-cell table:style-name="ce8" office:value-type="float" office:value="30" calcext:value-type="float">
            <text:p>30</text:p>
          </table:table-cell>
          <table:table-cell table:style-name="ce16" office:value-type="float" office:value="365.82" calcext:value-type="float">
            <text:p>365,82</text:p>
          </table:table-cell>
          <table:table-cell/>
        </table:table-row>
        <table:table-row table:style-name="ro2">
          <table:table-cell table:style-name="ce4" office:value-type="string" calcext:value-type="string">
            <text:p>THURSDAY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percentage" office:value="0.66" calcext:value-type="percentage">
            <text:p>66,00 %</text:p>
          </table:table-cell>
          <table:table-cell table:style-name="ce8" office:value-type="float" office:value="34" calcext:value-type="float">
            <text:p>34</text:p>
          </table:table-cell>
          <table:table-cell table:style-name="ce16" office:value-type="float" office:value="326.48" calcext:value-type="float">
            <text:p>326,48</text:p>
          </table:table-cell>
          <table:table-cell/>
        </table:table-row>
        <table:table-row table:style-name="ro2">
          <table:table-cell table:style-name="ce4" office:value-type="string" calcext:value-type="string">
            <text:p>FRIDAY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percentage" office:value="0.64" calcext:value-type="percentage">
            <text:p>64,00 %</text:p>
          </table:table-cell>
          <table:table-cell table:style-name="ce8" office:value-type="float" office:value="36" calcext:value-type="float">
            <text:p>36</text:p>
          </table:table-cell>
          <table:table-cell table:style-name="ce16" office:value-type="float" office:value="304.84" calcext:value-type="float">
            <text:p>304,84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AUDJPY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227" calcext:value-type="float">
            <text:p>227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89" calcext:value-type="float">
            <text:p>189</text:p>
          </table:table-cell>
          <table:table-cell table:style-name="ce15" office:value-type="float" office:value="1768.56" calcext:value-type="float">
            <text:p>1.768,56</text:p>
          </table:table-cell>
          <table:table-cell table:formula="of:=[.F14]/[.E14]" office:value-type="float" office:value="9.35746031746032" calcext:value-type="float">
            <text:p>9,35746031746032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273.98" calcext:value-type="float">
            <text:p>273,98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percentage" office:value="0.68" calcext:value-type="percentage">
            <text:p>68,00 %</text:p>
          </table:table-cell>
          <table:table-cell office:value-type="float" office:value="43" calcext:value-type="float">
            <text:p>43</text:p>
          </table:table-cell>
          <table:table-cell office:value-type="float" office:value="342.24" calcext:value-type="float">
            <text:p>342,24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426.23" calcext:value-type="float">
            <text:p>426,23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8" calcext:value-type="float">
            <text:p>38</text:p>
          </table:table-cell>
          <table:table-cell office:value-type="float" office:value="369.97" calcext:value-type="float">
            <text:p>369,97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42" calcext:value-type="float">
            <text:p>42</text:p>
          </table:table-cell>
          <table:table-cell office:value-type="float" office:value="356.13" calcext:value-type="float">
            <text:p>356,13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AUDUSD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0" calcext:value-type="float">
            <text:p>240</text:p>
          </table:table-cell>
          <table:table-cell table:style-name="ce9" office:value-type="percentage" office:value="0.64" calcext:value-type="percentage">
            <text:p>64,00 %</text:p>
          </table:table-cell>
          <table:table-cell table:style-name="ce7" office:value-type="float" office:value="185" calcext:value-type="float">
            <text:p>185</text:p>
          </table:table-cell>
          <table:table-cell table:style-name="ce15" office:value-type="float" office:value="1689.69" calcext:value-type="float">
            <text:p>1.689,69</text:p>
          </table:table-cell>
          <table:table-cell table:formula="of:=[.F24]/[.E24]" office:value-type="float" office:value="9.13345945945946" calcext:value-type="float">
            <text:p>9,13345945945946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percentage" office:value="0.62" calcext:value-type="percentage">
            <text:p>62,00 %</text:p>
          </table:table-cell>
          <table:table-cell office:value-type="float" office:value="33" calcext:value-type="float">
            <text:p>33</text:p>
          </table:table-cell>
          <table:table-cell office:value-type="float" office:value="308" calcext:value-type="float">
            <text:p>308,00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style-name="ce12" office:value-type="percentage" office:value="0.7" calcext:value-type="percentage">
            <text:p>70,00 %</text:p>
          </table:table-cell>
          <table:table-cell office:value-type="float" office:value="52" calcext:value-type="float">
            <text:p>52</text:p>
          </table:table-cell>
          <table:table-cell office:value-type="float" office:value="330.06" calcext:value-type="float">
            <text:p>330,06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style-name="ce13" office:value-type="percentage" office:value="0.59" calcext:value-type="percentage">
            <text:p>59,00 %</text:p>
          </table:table-cell>
          <table:table-cell office:value-type="float" office:value="27" calcext:value-type="float">
            <text:p>27</text:p>
          </table:table-cell>
          <table:table-cell office:value-type="float" office:value="355.72" calcext:value-type="float">
            <text:p>355,72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percentage" office:value="0.64" calcext:value-type="percentage">
            <text:p>64,00 %</text:p>
          </table:table-cell>
          <table:table-cell office:value-type="float" office:value="37" calcext:value-type="float">
            <text:p>37</text:p>
          </table:table-cell>
          <table:table-cell office:value-type="float" office:value="340.33" calcext:value-type="float">
            <text:p>340,33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6" calcext:value-type="float">
            <text:p>36</text:p>
          </table:table-cell>
          <table:table-cell office:value-type="float" office:value="355.59" calcext:value-type="float">
            <text:p>355,5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CADCHF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25" calcext:value-type="float">
            <text:p>225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92" calcext:value-type="float">
            <text:p>192</text:p>
          </table:table-cell>
          <table:table-cell table:style-name="ce15" office:value-type="float" office:value="1913.31" calcext:value-type="float">
            <text:p>1.913,31</text:p>
          </table:table-cell>
          <table:table-cell table:formula="of:=[.F34]/[.E34]" office:value-type="float" office:value="9.96515625" calcext:value-type="float">
            <text:p>9,96515625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5" calcext:value-type="float">
            <text:p>35</text:p>
          </table:table-cell>
          <table:table-cell office:value-type="float" office:value="313.31" calcext:value-type="float">
            <text:p>313,31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4" calcext:value-type="float">
            <text:p>34</text:p>
          </table:table-cell>
          <table:table-cell office:value-type="float" office:value="386.42" calcext:value-type="float">
            <text:p>386,42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41" calcext:value-type="float">
            <text:p>41</text:p>
          </table:table-cell>
          <table:table-cell table:style-name="ce19" office:value-type="float" office:value="467.46" calcext:value-type="float">
            <text:p>467,46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style-name="ce12" office:value-type="percentage" office:value="0.71" calcext:value-type="percentage">
            <text:p>71,00 %</text:p>
          </table:table-cell>
          <table:table-cell office:value-type="float" office:value="50" calcext:value-type="float">
            <text:p>50</text:p>
          </table:table-cell>
          <table:table-cell office:value-type="float" office:value="379.43" calcext:value-type="float">
            <text:p>379,43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percentage" office:value="0.62" calcext:value-type="percentage">
            <text:p>62,00 %</text:p>
          </table:table-cell>
          <table:table-cell office:value-type="float" office:value="32" calcext:value-type="float">
            <text:p>32</text:p>
          </table:table-cell>
          <table:table-cell office:value-type="float" office:value="366.69" calcext:value-type="float">
            <text:p>366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CADJPY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25" calcext:value-type="float">
            <text:p>225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92" calcext:value-type="float">
            <text:p>192</text:p>
          </table:table-cell>
          <table:table-cell table:style-name="ce15" office:value-type="float" office:value="1913.31" calcext:value-type="float">
            <text:p>1.913,31</text:p>
          </table:table-cell>
          <table:table-cell table:formula="of:=[.F44]/[.E44]" office:value-type="float" office:value="9.96515625" calcext:value-type="float">
            <text:p>9,96515625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5" calcext:value-type="float">
            <text:p>35</text:p>
          </table:table-cell>
          <table:table-cell office:value-type="float" office:value="313.31" calcext:value-type="float">
            <text:p>313,31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4" calcext:value-type="float">
            <text:p>34</text:p>
          </table:table-cell>
          <table:table-cell office:value-type="float" office:value="386.42" calcext:value-type="float">
            <text:p>386,42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41" calcext:value-type="float">
            <text:p>41</text:p>
          </table:table-cell>
          <table:table-cell table:style-name="ce19" office:value-type="float" office:value="467.46" calcext:value-type="float">
            <text:p>467,46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style-name="ce12" office:value-type="percentage" office:value="0.71" calcext:value-type="percentage">
            <text:p>71,00 %</text:p>
          </table:table-cell>
          <table:table-cell office:value-type="float" office:value="50" calcext:value-type="float">
            <text:p>50</text:p>
          </table:table-cell>
          <table:table-cell office:value-type="float" office:value="379.43" calcext:value-type="float">
            <text:p>379,43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percentage" office:value="0.62" calcext:value-type="percentage">
            <text:p>62,00 %</text:p>
          </table:table-cell>
          <table:table-cell office:value-type="float" office:value="32" calcext:value-type="float">
            <text:p>32</text:p>
          </table:table-cell>
          <table:table-cell office:value-type="float" office:value="366.69" calcext:value-type="float">
            <text:p>366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CHFJPY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218" calcext:value-type="float">
            <text:p>218</text:p>
          </table:table-cell>
          <table:table-cell table:style-name="ce9" office:value-type="percentage" office:value="0.64" calcext:value-type="percentage">
            <text:p>64,00 %</text:p>
          </table:table-cell>
          <table:table-cell table:style-name="ce7" office:value-type="float" office:value="166" calcext:value-type="float">
            <text:p>166</text:p>
          </table:table-cell>
          <table:table-cell table:style-name="ce15" office:value-type="float" office:value="1299.39" calcext:value-type="float">
            <text:p>1.299,39</text:p>
          </table:table-cell>
          <table:table-cell table:formula="of:=[.F54]/[.E54]" office:value-type="float" office:value="7.82765060240964" calcext:value-type="float">
            <text:p>7,82765060240964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style-name="ce12" office:value-type="percentage" office:value="0.71" calcext:value-type="percentage">
            <text:p>71,00 %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215.98" calcext:value-type="float">
            <text:p>215,98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3" calcext:value-type="float">
            <text:p>23</text:p>
          </table:table-cell>
          <table:table-cell table:style-name="ce17" office:value-type="float" office:value="238.27" calcext:value-type="float">
            <text:p>238,27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percentage" office:value="0.64" calcext:value-type="percentage">
            <text:p>64,00 %</text:p>
          </table:table-cell>
          <table:table-cell office:value-type="float" office:value="33" calcext:value-type="float">
            <text:p>33</text:p>
          </table:table-cell>
          <table:table-cell table:style-name="ce17" office:value-type="float" office:value="290.56" calcext:value-type="float">
            <text:p>290,56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40" calcext:value-type="float">
            <text:p>40</text:p>
          </table:table-cell>
          <table:table-cell office:value-type="float" office:value="319.14" calcext:value-type="float">
            <text:p>319,14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5" calcext:value-type="float">
            <text:p>25</text:p>
          </table:table-cell>
          <table:table-cell table:style-name="ce17" office:value-type="float" office:value="235.44" calcext:value-type="float">
            <text:p>235,44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EURAUD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221" calcext:value-type="float">
            <text:p>221</text:p>
          </table:table-cell>
          <table:table-cell table:style-name="ce9" office:value-type="percentage" office:value="0.64" calcext:value-type="percentage">
            <text:p>64,00 %</text:p>
          </table:table-cell>
          <table:table-cell table:style-name="ce7" office:value-type="float" office:value="173" calcext:value-type="float">
            <text:p>173</text:p>
          </table:table-cell>
          <table:table-cell table:style-name="ce15" office:value-type="float" office:value="1433.66" calcext:value-type="float">
            <text:p>1.433,66</text:p>
          </table:table-cell>
          <table:table-cell table:formula="of:=[.F64]/[.E64]" office:value-type="float" office:value="8.28705202312139" calcext:value-type="float">
            <text:p>8,28705202312139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44" calcext:value-type="float">
            <text:p>44</text:p>
          </table:table-cell>
          <table:table-cell table:style-name="ce17" office:value-type="float" office:value="294.47" calcext:value-type="float">
            <text:p>294,47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style-name="ce13" office:value-type="percentage" office:value="0.57" calcext:value-type="percentage">
            <text:p>57,00 %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193.21" calcext:value-type="float">
            <text:p>193,21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39" calcext:value-type="float">
            <text:p>39</text:p>
          </table:table-cell>
          <table:table-cell office:value-type="float" office:value="384.87" calcext:value-type="float">
            <text:p>384,87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percentage" office:value="0.66" calcext:value-type="percentage">
            <text:p>66,00 %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299.28" calcext:value-type="float">
            <text:p>299,28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261.82" calcext:value-type="float">
            <text:p>261,82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EURCHF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1" calcext:value-type="float">
            <text:p>241</text:p>
          </table:table-cell>
          <table:table-cell table:style-name="ce9" office:value-type="percentage" office:value="0.64" calcext:value-type="percentage">
            <text:p>64,00 %</text:p>
          </table:table-cell>
          <table:table-cell table:style-name="ce7" office:value-type="float" office:value="184" calcext:value-type="float">
            <text:p>184</text:p>
          </table:table-cell>
          <table:table-cell table:style-name="ce15" office:value-type="float" office:value="1662.55" calcext:value-type="float">
            <text:p>1.662,55</text:p>
          </table:table-cell>
          <table:table-cell table:formula="of:=[.F74]/[.E74]" office:value-type="float" office:value="9.03559782608696" calcext:value-type="float">
            <text:p>9,03559782608696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49" calcext:value-type="float">
            <text:p>49</text:p>
          </table:table-cell>
          <table:table-cell office:value-type="float" office:value="374.44" calcext:value-type="float">
            <text:p>374,44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43" calcext:value-type="float">
            <text:p>43</text:p>
          </table:table-cell>
          <table:table-cell office:value-type="float" office:value="327.21" calcext:value-type="float">
            <text:p>327,21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7" calcext:value-type="float">
            <text:p>27</text:p>
          </table:table-cell>
          <table:table-cell office:value-type="float" office:value="330.48" calcext:value-type="float">
            <text:p>330,48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2" calcext:value-type="float">
            <text:p>32</text:p>
          </table:table-cell>
          <table:table-cell office:value-type="float" office:value="314.88" calcext:value-type="float">
            <text:p>314,88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percentage" office:value="0.62" calcext:value-type="percentage">
            <text:p>62,00 %</text:p>
          </table:table-cell>
          <table:table-cell office:value-type="float" office:value="33" calcext:value-type="float">
            <text:p>33</text:p>
          </table:table-cell>
          <table:table-cell office:value-type="float" office:value="315.54" calcext:value-type="float">
            <text:p>315,54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EURGBP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6" calcext:value-type="float">
            <text:p>246</text:p>
          </table:table-cell>
          <table:table-cell table:style-name="ce9" office:value-type="percentage" office:value="0.63" calcext:value-type="percentage">
            <text:p>63,00 %</text:p>
          </table:table-cell>
          <table:table-cell table:style-name="ce7" office:value-type="float" office:value="175" calcext:value-type="float">
            <text:p>175</text:p>
          </table:table-cell>
          <table:table-cell table:style-name="ce15" office:value-type="float" office:value="1427.96" calcext:value-type="float">
            <text:p>1.427,96</text:p>
          </table:table-cell>
          <table:table-cell table:formula="of:=[.F84]/[.E84]" office:value-type="float" office:value="8.15977142857143" calcext:value-type="float">
            <text:p>8,15977142857143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percentage" office:value="0.61" calcext:value-type="percentage">
            <text:p>61,00 %</text:p>
          </table:table-cell>
          <table:table-cell office:value-type="float" office:value="33" calcext:value-type="float">
            <text:p>33</text:p>
          </table:table-cell>
          <table:table-cell table:style-name="ce17" office:value-type="float" office:value="271.29" calcext:value-type="float">
            <text:p>271,29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percentage" office:value="0.64" calcext:value-type="percentage">
            <text:p>64,00 %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246.07" calcext:value-type="float">
            <text:p>246,07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6" calcext:value-type="float">
            <text:p>36</text:p>
          </table:table-cell>
          <table:table-cell table:style-name="ce17" office:value-type="float" office:value="294.52" calcext:value-type="float">
            <text:p>294,52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403.34" calcext:value-type="float">
            <text:p>403,34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style-name="ce13" office:value-type="percentage" office:value="0.59" calcext:value-type="percentage">
            <text:p>59,00 %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212.75" calcext:value-type="float">
            <text:p>212,75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EURJPY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217" calcext:value-type="float">
            <text:p>217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91" calcext:value-type="float">
            <text:p>191</text:p>
          </table:table-cell>
          <table:table-cell table:style-name="ce15" office:value-type="float" office:value="1549.13" calcext:value-type="float">
            <text:p>1.549,13</text:p>
          </table:table-cell>
          <table:table-cell table:formula="of:=[.F94]/[.E94]" office:value-type="float" office:value="8.11062827225131" calcext:value-type="float">
            <text:p>8,11062827225131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percentage" office:value="0.66" calcext:value-type="percentage">
            <text:p>66,00 %</text:p>
          </table:table-cell>
          <table:table-cell office:value-type="float" office:value="39" calcext:value-type="float">
            <text:p>39</text:p>
          </table:table-cell>
          <table:table-cell table:style-name="ce17" office:value-type="float" office:value="288.14" calcext:value-type="float">
            <text:p>288,14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278.95" calcext:value-type="float">
            <text:p>278,95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style-name="ce13" office:value-type="percentage" office:value="0.58" calcext:value-type="percentage">
            <text:p>58,00 %</text:p>
          </table:table-cell>
          <table:table-cell office:value-type="float" office:value="22" calcext:value-type="float">
            <text:p>22</text:p>
          </table:table-cell>
          <table:table-cell office:value-type="float" office:value="360.92" calcext:value-type="float">
            <text:p>360,92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percentage" office:value="0.69" calcext:value-type="percentage">
            <text:p>69,00 %</text:p>
          </table:table-cell>
          <table:table-cell office:value-type="float" office:value="53" calcext:value-type="float">
            <text:p>53</text:p>
          </table:table-cell>
          <table:table-cell office:value-type="float" office:value="358.93" calcext:value-type="float">
            <text:p>358,93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percentage" office:value="0.66" calcext:value-type="percentage">
            <text:p>66,00 %</text:p>
          </table:table-cell>
          <table:table-cell office:value-type="float" office:value="39" calcext:value-type="float">
            <text:p>39</text:p>
          </table:table-cell>
          <table:table-cell table:style-name="ce17" office:value-type="float" office:value="262.19" calcext:value-type="float">
            <text:p>262,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EURNZD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6" calcext:value-type="float">
            <text:p>246</text:p>
          </table:table-cell>
          <table:table-cell table:style-name="ce9" office:value-type="percentage" office:value="0.63" calcext:value-type="percentage">
            <text:p>63,00 %</text:p>
          </table:table-cell>
          <table:table-cell table:style-name="ce7" office:value-type="float" office:value="179" calcext:value-type="float">
            <text:p>179</text:p>
          </table:table-cell>
          <table:table-cell table:style-name="ce15" office:value-type="float" office:value="1510.64" calcext:value-type="float">
            <text:p>1.510,64</text:p>
          </table:table-cell>
          <table:table-cell table:formula="of:=[.F104]/[.E104]" office:value-type="float" office:value="8.43932960893855" calcext:value-type="float">
            <text:p>8,43932960893855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style-name="ce13" office:value-type="percentage" office:value="0.59" calcext:value-type="percentage">
            <text:p>59,00 %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260.57" calcext:value-type="float">
            <text:p>260,57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5" calcext:value-type="float">
            <text:p>25</text:p>
          </table:table-cell>
          <table:table-cell office:value-type="float" office:value="217.15" calcext:value-type="float">
            <text:p>217,15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percentage" office:value="0.68" calcext:value-type="percentage">
            <text:p>68,00 %</text:p>
          </table:table-cell>
          <table:table-cell office:value-type="float" office:value="45" calcext:value-type="float">
            <text:p>45</text:p>
          </table:table-cell>
          <table:table-cell office:value-type="float" office:value="324.04" calcext:value-type="float">
            <text:p>324,04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percentage" office:value="0.66" calcext:value-type="percentage">
            <text:p>66,00 %</text:p>
          </table:table-cell>
          <table:table-cell office:value-type="float" office:value="46" calcext:value-type="float">
            <text:p>46</text:p>
          </table:table-cell>
          <table:table-cell office:value-type="float" office:value="377.57" calcext:value-type="float">
            <text:p>377,57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percentage" office:value="0.64" calcext:value-type="percentage">
            <text:p>64,00 %</text:p>
          </table:table-cell>
          <table:table-cell office:value-type="float" office:value="36" calcext:value-type="float">
            <text:p>36</text:p>
          </table:table-cell>
          <table:table-cell office:value-type="float" office:value="331.31" calcext:value-type="float">
            <text:p>331,31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GBPAUD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218" calcext:value-type="float">
            <text:p>218</text:p>
          </table:table-cell>
          <table:table-cell table:style-name="ce9" office:value-type="percentage" office:value="0.66" calcext:value-type="percentage">
            <text:p>66,00 %</text:p>
          </table:table-cell>
          <table:table-cell table:style-name="ce7" office:value-type="float" office:value="197" calcext:value-type="float">
            <text:p>197</text:p>
          </table:table-cell>
          <table:table-cell table:style-name="ce15" office:value-type="float" office:value="1549.84" calcext:value-type="float">
            <text:p>1.549,84</text:p>
          </table:table-cell>
          <table:table-cell table:formula="of:=[.F114]/[.E114]" office:value-type="float" office:value="7.86720812182741" calcext:value-type="float">
            <text:p>7,86720812182741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percentage" office:value="0.68" calcext:value-type="percentage">
            <text:p>68,00 %</text:p>
          </table:table-cell>
          <table:table-cell office:value-type="float" office:value="46" calcext:value-type="float">
            <text:p>46</text:p>
          </table:table-cell>
          <table:table-cell office:value-type="float" office:value="322.75" calcext:value-type="float">
            <text:p>322,75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table:style-name="ce13" office:value-type="percentage" office:value="0.58" calcext:value-type="percentage">
            <text:p>58,00 %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218.33" calcext:value-type="float">
            <text:p>218,33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percentage" office:value="0.69" calcext:value-type="percentage">
            <text:p>69,00 %</text:p>
          </table:table-cell>
          <table:table-cell office:value-type="float" office:value="50" calcext:value-type="float">
            <text:p>50</text:p>
          </table:table-cell>
          <table:table-cell office:value-type="float" office:value="325.27" calcext:value-type="float">
            <text:p>325,27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percentage" office:value="0.69" calcext:value-type="percentage">
            <text:p>69,00 %</text:p>
          </table:table-cell>
          <table:table-cell office:value-type="float" office:value="47" calcext:value-type="float">
            <text:p>47</text:p>
          </table:table-cell>
          <table:table-cell office:value-type="float" office:value="346.57" calcext:value-type="float">
            <text:p>346,57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4" calcext:value-type="float">
            <text:p>34</text:p>
          </table:table-cell>
          <table:table-cell office:value-type="float" office:value="336.92" calcext:value-type="float">
            <text:p>336,92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GBPCAD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float" office:value="208" calcext:value-type="float">
            <text:p>208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74" calcext:value-type="float">
            <text:p>174</text:p>
          </table:table-cell>
          <table:table-cell table:style-name="ce15" office:value-type="float" office:value="1688.23" calcext:value-type="float">
            <text:p>1.688,23</text:p>
          </table:table-cell>
          <table:table-cell table:formula="of:=[.F124]/[.E124]" office:value-type="float" office:value="9.70247126436782" calcext:value-type="float">
            <text:p>9,70247126436782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style-name="ce12" office:value-type="percentage" office:value="0.73" calcext:value-type="percentage">
            <text:p>73,00 %</text:p>
          </table:table-cell>
          <table:table-cell office:value-type="float" office:value="47" calcext:value-type="float">
            <text:p>47</text:p>
          </table:table-cell>
          <table:table-cell office:value-type="float" office:value="328.92" calcext:value-type="float">
            <text:p>328,92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298.79" calcext:value-type="float">
            <text:p>298,79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12" office:value-type="percentage" office:value="0.73" calcext:value-type="percentage">
            <text:p>73,00 %</text:p>
          </table:table-cell>
          <table:table-cell office:value-type="float" office:value="56" calcext:value-type="float">
            <text:p>56</text:p>
          </table:table-cell>
          <table:table-cell office:value-type="float" office:value="377.08" calcext:value-type="float">
            <text:p>377,08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style-name="ce13" office:value-type="percentage" office:value="0.55" calcext:value-type="percentage">
            <text:p>55,00 %</text:p>
          </table:table-cell>
          <table:table-cell office:value-type="float" office:value="13" calcext:value-type="float">
            <text:p>13</text:p>
          </table:table-cell>
          <table:table-cell office:value-type="float" office:value="367.38" calcext:value-type="float">
            <text:p>367,38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percentage" office:value="0.61" calcext:value-type="percentage">
            <text:p>61,00 %</text:p>
          </table:table-cell>
          <table:table-cell office:value-type="float" office:value="26" calcext:value-type="float">
            <text:p>26</text:p>
          </table:table-cell>
          <table:table-cell office:value-type="float" office:value="316.06" calcext:value-type="float">
            <text:p>316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GBPCHF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226" calcext:value-type="float">
            <text:p>226</text:p>
          </table:table-cell>
          <table:table-cell table:style-name="ce9" office:value-type="percentage" office:value="0.64" calcext:value-type="percentage">
            <text:p>64,00 %</text:p>
          </table:table-cell>
          <table:table-cell table:style-name="ce7" office:value-type="float" office:value="173" calcext:value-type="float">
            <text:p>173</text:p>
          </table:table-cell>
          <table:table-cell table:style-name="ce15" office:value-type="float" office:value="1637.61" calcext:value-type="float">
            <text:p>1.637,61</text:p>
          </table:table-cell>
          <table:table-cell table:formula="of:=[.F134]/[.E134]" office:value-type="float" office:value="9.46595375722543" calcext:value-type="float">
            <text:p>9,46595375722543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table:style-name="ce12" office:value-type="percentage" office:value="0.7" calcext:value-type="percentage">
            <text:p>70,00 %</text:p>
          </table:table-cell>
          <table:table-cell office:value-type="float" office:value="49" calcext:value-type="float">
            <text:p>49</text:p>
          </table:table-cell>
          <table:table-cell office:value-type="float" office:value="383.99" calcext:value-type="float">
            <text:p>383,99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4" calcext:value-type="float">
            <text:p>34</text:p>
          </table:table-cell>
          <table:table-cell office:value-type="float" office:value="315.89" calcext:value-type="float">
            <text:p>315,89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percentage" office:value="0.62" calcext:value-type="percentage">
            <text:p>62,00 %</text:p>
          </table:table-cell>
          <table:table-cell office:value-type="float" office:value="32" calcext:value-type="float">
            <text:p>32</text:p>
          </table:table-cell>
          <table:table-cell office:value-type="float" office:value="314.35" calcext:value-type="float">
            <text:p>314,35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1" calcext:value-type="float">
            <text:p>31</text:p>
          </table:table-cell>
          <table:table-cell office:value-type="float" office:value="358.85" calcext:value-type="float">
            <text:p>358,85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264.52" calcext:value-type="float">
            <text:p>264,52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GBPJPY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183" calcext:value-type="float">
            <text:p>183</text:p>
          </table:table-cell>
          <table:table-cell table:style-name="ce14" office:value-type="percentage" office:value="0.7" calcext:value-type="percentage">
            <text:p>70,00 %</text:p>
          </table:table-cell>
          <table:table-cell table:style-name="ce7" office:value-type="float" office:value="243" calcext:value-type="float">
            <text:p>243</text:p>
          </table:table-cell>
          <table:table-cell table:style-name="ce15" office:value-type="float" office:value="1926.78" calcext:value-type="float">
            <text:p>1.926,78</text:p>
          </table:table-cell>
          <table:table-cell table:formula="of:=[.F144]/[.E144]" office:value-type="float" office:value="7.92913580246914" calcext:value-type="float">
            <text:p>7,92913580246914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1" calcext:value-type="float">
            <text:p>31</text:p>
          </table:table-cell>
          <table:table-cell office:value-type="float" office:value="337.85" calcext:value-type="float">
            <text:p>337,85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style-name="ce12" office:value-type="percentage" office:value="0.79" calcext:value-type="percentage">
            <text:p>79,00 %</text:p>
          </table:table-cell>
          <table:table-cell office:value-type="float" office:value="70" calcext:value-type="float">
            <text:p>70</text:p>
          </table:table-cell>
          <table:table-cell office:value-type="float" office:value="387.54" calcext:value-type="float">
            <text:p>387,54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percentage" office:value="0.68" calcext:value-type="percentage">
            <text:p>68,00 %</text:p>
          </table:table-cell>
          <table:table-cell office:value-type="float" office:value="43" calcext:value-type="float">
            <text:p>43</text:p>
          </table:table-cell>
          <table:table-cell office:value-type="float" office:value="390.12" calcext:value-type="float">
            <text:p>390,12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table:style-name="ce12" office:value-type="percentage" office:value="0.7" calcext:value-type="percentage">
            <text:p>70,00 %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480.62" calcext:value-type="float">
            <text:p>480,62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percentage" office:value="0.69" calcext:value-type="percentage">
            <text:p>69,00 %</text:p>
          </table:table-cell>
          <table:table-cell office:value-type="float" office:value="51" calcext:value-type="float">
            <text:p>51</text:p>
          </table:table-cell>
          <table:table-cell office:value-type="float" office:value="330.64" calcext:value-type="float">
            <text:p>330,64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GBPNZD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0" calcext:value-type="float">
            <text:p>240</text:p>
          </table:table-cell>
          <table:table-cell table:style-name="ce9" office:value-type="percentage" office:value="0.64" calcext:value-type="percentage">
            <text:p>64,00 %</text:p>
          </table:table-cell>
          <table:table-cell table:style-name="ce7" office:value-type="float" office:value="183" calcext:value-type="float">
            <text:p>183</text:p>
          </table:table-cell>
          <table:table-cell table:style-name="ce15" office:value-type="float" office:value="1480.06" calcext:value-type="float">
            <text:p>1.480,06</text:p>
          </table:table-cell>
          <table:table-cell table:formula="of:=[.F154]/[.E154]" office:value-type="float" office:value="8.08775956284153" calcext:value-type="float">
            <text:p>8,08775956284153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percentage" office:value="0.62" calcext:value-type="percentage">
            <text:p>62,00 %</text:p>
          </table:table-cell>
          <table:table-cell office:value-type="float" office:value="30" calcext:value-type="float">
            <text:p>30</text:p>
          </table:table-cell>
          <table:table-cell office:value-type="float" office:value="324.8" calcext:value-type="float">
            <text:p>324,80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216.61" calcext:value-type="float">
            <text:p>216,61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table:style-name="ce12" office:value-type="percentage" office:value="0.71" calcext:value-type="percentage">
            <text:p>71,00 %</text:p>
          </table:table-cell>
          <table:table-cell office:value-type="float" office:value="57" calcext:value-type="float">
            <text:p>57</text:p>
          </table:table-cell>
          <table:table-cell office:value-type="float" office:value="333.94" calcext:value-type="float">
            <text:p>333,94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288.31" calcext:value-type="float">
            <text:p>288,31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percentage" office:value="0.61" calcext:value-type="percentage">
            <text:p>61,00 %</text:p>
          </table:table-cell>
          <table:table-cell office:value-type="float" office:value="29" calcext:value-type="float">
            <text:p>29</text:p>
          </table:table-cell>
          <table:table-cell office:value-type="float" office:value="316.4" calcext:value-type="float">
            <text:p>316,40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GBPUSD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10" calcext:value-type="float">
            <text:p>210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79" calcext:value-type="float">
            <text:p>179</text:p>
          </table:table-cell>
          <table:table-cell table:style-name="ce15" office:value-type="float" office:value="1842.54" calcext:value-type="float">
            <text:p>1.842,54</text:p>
          </table:table-cell>
          <table:table-cell table:formula="of:=[.F164]/[.E164]" office:value-type="float" office:value="10.2935195530726" calcext:value-type="float">
            <text:p>10,2935195530726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5" calcext:value-type="float">
            <text:p>25</text:p>
          </table:table-cell>
          <table:table-cell office:value-type="float" office:value="327.59" calcext:value-type="float">
            <text:p>327,59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style-name="ce12" office:value-type="percentage" office:value="0.74" calcext:value-type="percentage">
            <text:p>74,00 %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409.61" calcext:value-type="float">
            <text:p>409,61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style-name="ce12" office:value-type="percentage" office:value="0.72" calcext:value-type="percentage">
            <text:p>72,00 %</text:p>
          </table:table-cell>
          <table:table-cell office:value-type="float" office:value="48" calcext:value-type="float">
            <text:p>48</text:p>
          </table:table-cell>
          <table:table-cell office:value-type="float" office:value="301" calcext:value-type="float">
            <text:p>301,00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476.3" calcext:value-type="float">
            <text:p>476,30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style-name="ce13" office:value-type="percentage" office:value="0.59" calcext:value-type="percentage">
            <text:p>59,00 %</text:p>
          </table:table-cell>
          <table:table-cell office:value-type="float" office:value="21" calcext:value-type="float">
            <text:p>21</text:p>
          </table:table-cell>
          <table:table-cell office:value-type="float" office:value="328.04" calcext:value-type="float">
            <text:p>328,04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NZDCHF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6" calcext:value-type="float">
            <text:p>246</text:p>
          </table:table-cell>
          <table:table-cell table:style-name="ce9" office:value-type="percentage" office:value="0.63" calcext:value-type="percentage">
            <text:p>63,00 %</text:p>
          </table:table-cell>
          <table:table-cell table:style-name="ce7" office:value-type="float" office:value="175" calcext:value-type="float">
            <text:p>175</text:p>
          </table:table-cell>
          <table:table-cell table:style-name="ce15" office:value-type="float" office:value="1685.26" calcext:value-type="float">
            <text:p>1.685,26</text:p>
          </table:table-cell>
          <table:table-cell table:formula="of:=[.F174]/[.E174]" office:value-type="float" office:value="9.63005714285714" calcext:value-type="float">
            <text:p>9,63005714285714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percentage" office:value="0.64" calcext:value-type="percentage">
            <text:p>64,00 %</text:p>
          </table:table-cell>
          <table:table-cell office:value-type="float" office:value="35" calcext:value-type="float">
            <text:p>35</text:p>
          </table:table-cell>
          <table:table-cell office:value-type="float" office:value="305.7" calcext:value-type="float">
            <text:p>305,70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9" calcext:value-type="float">
            <text:p>39</text:p>
          </table:table-cell>
          <table:table-cell office:value-type="float" office:value="321.47" calcext:value-type="float">
            <text:p>321,47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46" calcext:value-type="float">
            <text:p>46</text:p>
          </table:table-cell>
          <table:table-cell office:value-type="float" office:value="391.31" calcext:value-type="float">
            <text:p>391,31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3" calcext:value-type="float">
            <text:p>23</text:p>
          </table:table-cell>
          <table:table-cell office:value-type="float" office:value="326.95" calcext:value-type="float">
            <text:p>326,95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percentage" office:value="0.62" calcext:value-type="percentage">
            <text:p>62,00 %</text:p>
          </table:table-cell>
          <table:table-cell office:value-type="float" office:value="32" calcext:value-type="float">
            <text:p>32</text:p>
          </table:table-cell>
          <table:table-cell office:value-type="float" office:value="339.84" calcext:value-type="float">
            <text:p>339,84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NZDJPY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26" calcext:value-type="float">
            <text:p>226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99" calcext:value-type="float">
            <text:p>199</text:p>
          </table:table-cell>
          <table:table-cell table:style-name="ce15" office:value-type="float" office:value="1693.47" calcext:value-type="float">
            <text:p>1.693,47</text:p>
          </table:table-cell>
          <table:table-cell table:formula="of:=[.F184]/[.E184]" office:value-type="float" office:value="8.50989949748744" calcext:value-type="float">
            <text:p>8,50989949748744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percentage" office:value="0.66" calcext:value-type="percentage">
            <text:p>66,00 %</text:p>
          </table:table-cell>
          <table:table-cell office:value-type="float" office:value="37" calcext:value-type="float">
            <text:p>37</text:p>
          </table:table-cell>
          <table:table-cell office:value-type="float" office:value="316.3" calcext:value-type="float">
            <text:p>316,30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percentage" office:value="0.68" calcext:value-type="percentage">
            <text:p>68,00 %</text:p>
          </table:table-cell>
          <table:table-cell office:value-type="float" office:value="44" calcext:value-type="float">
            <text:p>44</text:p>
          </table:table-cell>
          <table:table-cell office:value-type="float" office:value="333.13" calcext:value-type="float">
            <text:p>333,13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7" calcext:value-type="float">
            <text:p>37</text:p>
          </table:table-cell>
          <table:table-cell office:value-type="float" office:value="358.06" calcext:value-type="float">
            <text:p>358,06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43" calcext:value-type="float">
            <text:p>43</text:p>
          </table:table-cell>
          <table:table-cell office:value-type="float" office:value="314.86" calcext:value-type="float">
            <text:p>314,86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8" calcext:value-type="float">
            <text:p>38</text:p>
          </table:table-cell>
          <table:table-cell office:value-type="float" office:value="371.12" calcext:value-type="float">
            <text:p>371,12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USDCHF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217" calcext:value-type="float">
            <text:p>217</text:p>
          </table:table-cell>
          <table:table-cell table:style-name="ce9" office:value-type="percentage" office:value="0.65" calcext:value-type="percentage">
            <text:p>65,00 %</text:p>
          </table:table-cell>
          <table:table-cell table:style-name="ce7" office:value-type="float" office:value="192" calcext:value-type="float">
            <text:p>192</text:p>
          </table:table-cell>
          <table:table-cell table:style-name="ce15" office:value-type="float" office:value="1623.99" calcext:value-type="float">
            <text:p>1.623,99</text:p>
          </table:table-cell>
          <table:table-cell table:formula="of:=[.F194]/[.E194]" office:value-type="float" office:value="8.45828125" calcext:value-type="float">
            <text:p>8,45828125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290.59" calcext:value-type="float">
            <text:p>290,59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table:style-name="ce12" office:value-type="percentage" office:value="0.71" calcext:value-type="percentage">
            <text:p>71,00 %</text:p>
          </table:table-cell>
          <table:table-cell office:value-type="float" office:value="53" calcext:value-type="float">
            <text:p>53</text:p>
          </table:table-cell>
          <table:table-cell office:value-type="float" office:value="375.29" calcext:value-type="float">
            <text:p>375,29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34" calcext:value-type="float">
            <text:p>34</text:p>
          </table:table-cell>
          <table:table-cell office:value-type="float" office:value="346.41" calcext:value-type="float">
            <text:p>346,41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percentage" office:value="0.65" calcext:value-type="percentage">
            <text:p>65,00 %</text:p>
          </table:table-cell>
          <table:table-cell office:value-type="float" office:value="36" calcext:value-type="float">
            <text:p>36</text:p>
          </table:table-cell>
          <table:table-cell office:value-type="float" office:value="367.84" calcext:value-type="float">
            <text:p>367,84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243.86" calcext:value-type="float">
            <text:p>243,8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USDJPY</text:p>
          </table:table-cell>
          <table:covered-table-cell table:number-columns-repeated="5" table:style-name="ce6"/>
          <table:table-cell/>
        </table:table-row>
        <table:table-row table:style-name="ro2"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1. Summary</text:p>
          </table:table-cell>
          <table:table-cell table:style-name="ce2" office:value-type="string" calcext:value-type="string">
            <text:p>(SHORT)</text:p>
          </table:table-cell>
          <table:table-cell table:number-columns-repeated="3" table:style-name="ce2" office:value-type="string" calcext:value-type="string">
            <text:p>######</text:p>
          </table:table-cell>
          <table:table-cell/>
        </table:table-row>
        <table:table-row table:style-name="ro2"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Winner</text:p>
          </table:table-cell>
          <table:table-cell table:style-name="ce3" office:value-type="string" calcext:value-type="string">
            <text:p>Losser</text:p>
          </table:table-cell>
          <table:table-cell table:style-name="ce3" office:value-type="string" calcext:value-type="string">
            <text:p>Win-Rate</text:p>
          </table:table-cell>
          <table:table-cell table:style-name="ce3" office:value-type="string" calcext:value-type="string">
            <text:p>Result (T-1.0)</text:p>
          </table:table-cell>
          <table:table-cell table:style-name="ce3" office:value-type="string" calcext:value-type="string">
            <text:p>Result (MPR)</text:p>
          </table:table-cell>
          <table:table-cell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210" calcext:value-type="float">
            <text:p>210</text:p>
          </table:table-cell>
          <table:table-cell table:style-name="ce9" office:value-type="percentage" office:value="0.66" calcext:value-type="percentage">
            <text:p>66,00 %</text:p>
          </table:table-cell>
          <table:table-cell table:style-name="ce7" office:value-type="float" office:value="196" calcext:value-type="float">
            <text:p>196</text:p>
          </table:table-cell>
          <table:table-cell table:style-name="ce15" office:value-type="float" office:value="1734.41" calcext:value-type="float">
            <text:p>1.734,41</text:p>
          </table:table-cell>
          <table:table-cell table:formula="of:=[.F204]/[.E204]" office:value-type="float" office:value="8.8490306122449" calcext:value-type="float">
            <text:p>8,8490306122449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percentage" office:value="0.64" calcext:value-type="percentage">
            <text:p>64,00 %</text:p>
          </table:table-cell>
          <table:table-cell office:value-type="float" office:value="34" calcext:value-type="float">
            <text:p>34</text:p>
          </table:table-cell>
          <table:table-cell office:value-type="float" office:value="351.89" calcext:value-type="float">
            <text:p>351,89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style-name="ce12" office:value-type="percentage" office:value="0.74" calcext:value-type="percentage">
            <text:p>74,00 %</text:p>
          </table:table-cell>
          <table:table-cell office:value-type="float" office:value="55" calcext:value-type="float">
            <text:p>55</text:p>
          </table:table-cell>
          <table:table-cell office:value-type="float" office:value="348.46" calcext:value-type="float">
            <text:p>348,46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percentage" office:value="0.69" calcext:value-type="percentage">
            <text:p>69,00 %</text:p>
          </table:table-cell>
          <table:table-cell office:value-type="float" office:value="45" calcext:value-type="float">
            <text:p>45</text:p>
          </table:table-cell>
          <table:table-cell office:value-type="float" office:value="363.68" calcext:value-type="float">
            <text:p>363,68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percentage" office:value="0.67" calcext:value-type="percentage">
            <text:p>67,00 %</text:p>
          </table:table-cell>
          <table:table-cell office:value-type="float" office:value="43" calcext:value-type="float">
            <text:p>43</text:p>
          </table:table-cell>
          <table:table-cell office:value-type="float" office:value="380.89" calcext:value-type="float">
            <text:p>380,89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style-name="ce13" office:value-type="percentage" office:value="0.57" calcext:value-type="percentage">
            <text:p>57,00 %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289.49" calcext:value-type="float">
            <text:p>289,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percentage-style style:name="N108P0" style:volatile="true">
      <number:number number:decimal-places="2" number:min-decimal-places="2" number:min-integer-digits="1"/>
      <number:text> %</number:text>
    </number:percentage-style>
    <number:percentage-style style:name="N108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8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7T22:08:51.287000000</dc:date>
    <meta:editing-duration>PT39M</meta:editing-duration>
    <meta:editing-cycles>5</meta:editing-cycles>
    <meta:generator>LibreOffice/7.1.2.2$Windows_X86_64 LibreOffice_project/8a45595d069ef5570103caea1b71cc9d82b2aae4</meta:generator>
    <meta:document-statistic meta:table-count="1" meta:cell-count="1050" meta:object-count="0"/>
  </office:meta>
</office:document-meta>
</file>